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8472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Задание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2" table:style-name="ce2"/>
          <table:table-cell office:value-type="string" table:number-columns-spanned="11" table:number-rows-spanned="13" table:style-name="ce9">
            <text:p>В файле содержится информация о совокупности N вычислительных процессов, которые могут выполняться параллельно или последовательно. Будем говорить, что процесс B зависит от процесса A, если для выполнения процесса B необходимы результаты выполнения процесса A. В этом случае процессы могут выполняться только последовательно. Информация о процессах представлена в файле в виде таблицы. В первом столбце таблицы указан идентификатор процесса (ID), во втором столбце таблицы – время его выполнения в миллисекундах, в третьем столбце перечислены с разделителем «;» ID процессов, от которых зависит данный процесс. Если процесс является независимым, то в таблице указано значение 0.</text:p>
            <text:p/>
            <text:p>Определите максимальную продолжительность отрезка времени (в мс), в течение которого возможно одновременное выполнение четырёх процессов, при условии, что все независимые друг от друга процессы могут выполняться параллельно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; 2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4; 6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  <table:table table:name="Решение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5"/>
        <table:table-column table:style-name="co5" table:number-columns-repeated="11" table:default-cell-style-name="ce4"/>
        <table:table-column table:style-name="co5" table:default-cell-style-name="ce5"/>
        <table:table-column table:style-name="co4" table:default-cell-style-name="ce1"/>
        <table:table-column table:style-name="co4" table:number-columns-repeated="16365" table:default-cell-style-name="ce2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style-name="ce2"/>
          <table:table-cell office:value-type="string" table:style-name="ce8">
            <text:p>is4</text:p>
          </table:table-cell>
          <table:table-cell office:value-type="string" table:style-name="ce5">
            <text:p>t\id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5">
            <text:p>12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formula="of:=IF(SUM([.G2:.R2])=4;1;&quot;&quot;)" table:style-name="ce8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formula="of:=IF(SUM([.G3:.R3])=4;1;&quot;&quot;)" table:style-name="ce8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; 2</text:p>
          </table:table-cell>
          <table:table-cell table:style-name="ce2"/>
          <table:table-cell office:value-type="float" office:value="1" table:formula="of:=IF(SUM([.G4:.R4])=4;1;&quot;&quot;)" table:style-name="ce8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formula="of:=IF(SUM([.G5:.R5])=4;1;&quot;&quot;)" table:style-name="ce8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formula="of:=IF(SUM([.G6:.R6])=4;1;&quot;&quot;)" table:style-name="ce8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formula="of:=IF(SUM([.G7:.R7])=4;1;&quot;&quot;)" table:style-name="ce8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4; 6</text:p>
          </table:table-cell>
          <table:table-cell table:style-name="ce2"/>
          <table:table-cell office:value-type="float" office:value="1" table:formula="of:=IF(SUM([.G8:.R8])=4;1;&quot;&quot;)" table:style-name="ce8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string" office:string-value="" table:formula="of:=IF(SUM([.G9:.R9])=4;1;&quot;&quot;)" table:style-name="ce8"/>
          <table:table-cell office:value-type="float" office:value="8" table:style-name="ce5">
            <text:p>8</text:p>
          </table:table-cell>
          <table:table-cell table:number-columns-repeated="2" table:style-name="ce4"/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5"/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office:string-value="" table:formula="of:=IF(SUM([.G10:.R10])=4;1;&quot;&quot;)" table:style-name="ce8"/>
          <table:table-cell office:value-type="float" office:value="9" table:style-name="ce5">
            <text:p>9</text:p>
          </table:table-cell>
          <table:table-cell table:number-columns-repeated="2" table:style-name="ce4"/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7">
            <text:p>1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office:string-value="" table:formula="of:=IF(SUM([.G11:.R11])=4;1;&quot;&quot;)" table:style-name="ce8"/>
          <table:table-cell office:value-type="float" office:value="10" table:style-name="ce5">
            <text:p>10</text:p>
          </table:table-cell>
          <table:table-cell table:number-columns-repeated="2" table:style-name="ce4"/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7">
            <text:p>1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office:string-value="" table:formula="of:=IF(SUM([.G12:.R12])=4;1;&quot;&quot;)" table:style-name="ce8"/>
          <table:table-cell office:value-type="float" office:value="11" table:style-name="ce5">
            <text:p>11</text:p>
          </table:table-cell>
          <table:table-cell table:number-columns-repeated="2" table:style-name="ce4"/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7">
            <text:p>1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office:string-value="" table:formula="of:=IF(SUM([.G13:.R13])=4;1;&quot;&quot;)" table:style-name="ce8"/>
          <table:table-cell office:value-type="float" office:value="12" table:style-name="ce5">
            <text:p>12</text:p>
          </table:table-cell>
          <table:table-cell table:number-columns-repeated="2" table:style-name="ce4"/>
          <table:table-cell office:value-type="float" office:value="1" table:style-name="ce6">
            <text:p>1</text:p>
          </table:table-cell>
          <table:table-cell table:number-columns-repeated="8" table:style-name="ce4"/>
          <table:table-cell office:value-type="float" office:value="1" table:style-name="ce7">
            <text:p>1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office:value-type="string" office:string-value="" table:formula="of:=IF(SUM([.G14:.R14])=4;1;&quot;&quot;)" table:style-name="ce8"/>
          <table:table-cell office:value-type="float" office:value="13" table:style-name="ce5">
            <text:p>13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office:value-type="float" office:value="1" table:style-name="ce7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Ответ:</text:p>
          </table:table-cell>
          <table:table-cell office:value-type="float" office:value="7" table:formula="of:=SUM([.E2:.E61])" table:style-name="ce3">
            <text:p>7</text:p>
          </table:table-cell>
          <table:table-cell table:number-columns-repeated="2" table:style-name="ce2"/>
          <table:table-cell office:value-type="string" office:string-value="" table:formula="of:=IF(SUM([.G15:.R15])=4;1;&quot;&quot;)" table:style-name="ce8"/>
          <table:table-cell office:value-type="float" office:value="14" table:style-name="ce5">
            <text:p>14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table:style-name="ce5"/>
          <table:table-cell table:number-columns-repeated="16366"/>
        </table:table-row>
        <table:table-row table:style-name="ro1">
          <table:table-cell table:number-columns-repeated="4" table:style-name="ce2"/>
          <table:table-cell office:value-type="string" office:string-value="" table:formula="of:=IF(SUM([.G16:.R16])=4;1;&quot;&quot;)" table:style-name="ce8"/>
          <table:table-cell office:value-type="float" office:value="15" table:style-name="ce5">
            <text:p>15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table:style-name="ce5"/>
          <table:table-cell table:number-columns-repeated="16366"/>
        </table:table-row>
        <table:table-row table:style-name="ro1">
          <table:table-cell table:number-columns-repeated="4"/>
          <table:table-cell office:value-type="string" office:string-value="" table:formula="of:=IF(SUM([.G17:.R17])=4;1;&quot;&quot;)" table:style-name="ce8"/>
          <table:table-cell office:value-type="float" office:value="16" table:style-name="ce5">
            <text:p>16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18:.R18])=4;1;&quot;&quot;)" table:style-name="ce8"/>
          <table:table-cell office:value-type="float" office:value="17" table:style-name="ce5">
            <text:p>17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number-columns-repeated="5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19:.R19])=4;1;&quot;&quot;)" table:style-name="ce8"/>
          <table:table-cell office:value-type="float" office:value="18" table:style-name="ce5">
            <text:p>18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number-columns-repeated="5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0:.R20])=4;1;&quot;&quot;)" table:style-name="ce8"/>
          <table:table-cell office:value-type="float" office:value="19" table:style-name="ce5">
            <text:p>19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table:number-columns-repeated="7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1:.R21])=4;1;&quot;&quot;)" table:style-name="ce8"/>
          <table:table-cell office:value-type="float" office:value="20" table:style-name="ce5">
            <text:p>20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table:number-columns-repeated="7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2:.R22])=4;1;&quot;&quot;)" table:style-name="ce8"/>
          <table:table-cell office:value-type="float" office:value="21" table:style-name="ce5">
            <text:p>21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table:number-columns-repeated="7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3:.R23])=4;1;&quot;&quot;)" table:style-name="ce8"/>
          <table:table-cell office:value-type="float" office:value="22" table:style-name="ce5">
            <text:p>22</text:p>
          </table:table-cell>
          <table:table-cell table:number-columns-repeated="3" table:style-name="ce4"/>
          <table:table-cell office:value-type="float" office:value="1" table:style-name="ce6">
            <text:p>1</text:p>
          </table:table-cell>
          <table:table-cell table:number-columns-repeated="7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4:.R24])=4;1;&quot;&quot;)" table:style-name="ce8"/>
          <table:table-cell office:value-type="float" office:value="23" table:style-name="ce5">
            <text:p>23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number-columns-repeated="4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5:.R25])=4;1;&quot;&quot;)" table:style-name="ce8"/>
          <table:table-cell office:value-type="float" office:value="24" table:style-name="ce5">
            <text:p>24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number-columns-repeated="4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6:.R26])=4;1;&quot;&quot;)" table:style-name="ce8"/>
          <table:table-cell office:value-type="float" office:value="25" table:style-name="ce5">
            <text:p>25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number-columns-repeated="4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7:.R27])=4;1;&quot;&quot;)" table:style-name="ce8"/>
          <table:table-cell office:value-type="float" office:value="26" table:style-name="ce5">
            <text:p>26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number-columns-repeated="4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8:.R28])=4;1;&quot;&quot;)" table:style-name="ce8"/>
          <table:table-cell office:value-type="float" office:value="27" table:style-name="ce5">
            <text:p>27</text:p>
          </table:table-cell>
          <table:table-cell table:number-columns-repeated="6" table:style-name="ce4"/>
          <table:table-cell office:value-type="float" office:value="1" table:style-name="ce6">
            <text:p>1</text:p>
          </table:table-cell>
          <table:table-cell table:number-columns-repeated="4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29:.R29])=4;1;&quot;&quot;)" table:style-name="ce8"/>
          <table:table-cell office:value-type="float" office:value="28" table:style-name="ce5">
            <text:p>28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0:.R30])=4;1;&quot;&quot;)" table:style-name="ce8"/>
          <table:table-cell office:value-type="float" office:value="29" table:style-name="ce5">
            <text:p>29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1:.R31])=4;1;&quot;&quot;)" table:style-name="ce8"/>
          <table:table-cell office:value-type="float" office:value="30" table:style-name="ce5">
            <text:p>30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2:.R32])=4;1;&quot;&quot;)" table:style-name="ce8"/>
          <table:table-cell office:value-type="float" office:value="31" table:style-name="ce5">
            <text:p>31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3:.R33])=4;1;&quot;&quot;)" table:style-name="ce8"/>
          <table:table-cell office:value-type="float" office:value="32" table:style-name="ce5">
            <text:p>32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4:.R34])=4;1;&quot;&quot;)" table:style-name="ce8"/>
          <table:table-cell office:value-type="float" office:value="33" table:style-name="ce5">
            <text:p>33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5:.R35])=4;1;&quot;&quot;)" table:style-name="ce8"/>
          <table:table-cell office:value-type="float" office:value="34" table:style-name="ce5">
            <text:p>34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6:.R36])=4;1;&quot;&quot;)" table:style-name="ce8"/>
          <table:table-cell office:value-type="float" office:value="35" table:style-name="ce5">
            <text:p>35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7:.R37])=4;1;&quot;&quot;)" table:style-name="ce8"/>
          <table:table-cell office:value-type="float" office:value="36" table:style-name="ce5">
            <text:p>36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8:.R38])=4;1;&quot;&quot;)" table:style-name="ce8"/>
          <table:table-cell office:value-type="float" office:value="37" table:style-name="ce5">
            <text:p>37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39:.R39])=4;1;&quot;&quot;)" table:style-name="ce8"/>
          <table:table-cell office:value-type="float" office:value="38" table:style-name="ce5">
            <text:p>38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40:.R40])=4;1;&quot;&quot;)" table:style-name="ce8"/>
          <table:table-cell office:value-type="float" office:value="39" table:style-name="ce5">
            <text:p>39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41:.R41])=4;1;&quot;&quot;)" table:style-name="ce8"/>
          <table:table-cell office:value-type="float" office:value="40" table:style-name="ce5">
            <text:p>40</text:p>
          </table:table-cell>
          <table:table-cell table:number-columns-repeated="7" table:style-name="ce4"/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office:string-value="" table:formula="of:=IF(SUM([.G42:.R42])=4;1;&quot;&quot;)" table:style-name="ce8"/>
          <table:table-cell office:value-type="float" office:value="41" table:style-name="ce5">
            <text:p>41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3:.R43])=4;1;&quot;&quot;)" table:style-name="ce8"/>
          <table:table-cell office:value-type="float" office:value="42" table:style-name="ce5">
            <text:p>42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4:.R44])=4;1;&quot;&quot;)" table:style-name="ce8"/>
          <table:table-cell office:value-type="float" office:value="43" table:style-name="ce5">
            <text:p>43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5:.R45])=4;1;&quot;&quot;)" table:style-name="ce8"/>
          <table:table-cell office:value-type="float" office:value="44" table:style-name="ce5">
            <text:p>44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6:.R46])=4;1;&quot;&quot;)" table:style-name="ce8"/>
          <table:table-cell office:value-type="float" office:value="45" table:style-name="ce5">
            <text:p>45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7:.R47])=4;1;&quot;&quot;)" table:style-name="ce8"/>
          <table:table-cell office:value-type="float" office:value="46" table:style-name="ce5">
            <text:p>46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8:.R48])=4;1;&quot;&quot;)" table:style-name="ce8"/>
          <table:table-cell office:value-type="float" office:value="47" table:style-name="ce5">
            <text:p>47</text:p>
          </table:table-cell>
          <table:table-cell table:number-columns-repeated="11" table:style-name="ce4"/>
          <table:table-cell table:number-columns-repeated="16367"/>
        </table:table-row>
        <table:table-row table:style-name="ro1">
          <table:table-cell table:number-columns-repeated="4"/>
          <table:table-cell office:value-type="string" office:string-value="" table:formula="of:=IF(SUM([.G49:.R49])=4;1;&quot;&quot;)" table:style-name="ce8"/>
          <table:table-cell office:value-type="float" office:value="48" table:style-name="ce5">
            <text:p>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0:.R50])=4;1;&quot;&quot;)" table:style-name="ce8"/>
          <table:table-cell office:value-type="float" office:value="49" table:style-name="ce5">
            <text:p>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1:.R51])=4;1;&quot;&quot;)" table:style-name="ce8"/>
          <table:table-cell office:value-type="float" office:value="50" table:style-name="ce5">
            <text:p>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2:.R52])=4;1;&quot;&quot;)" table:style-name="ce8"/>
          <table:table-cell office:value-type="float" office:value="51" table:style-name="ce5">
            <text:p>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3:.R53])=4;1;&quot;&quot;)" table:style-name="ce8"/>
          <table:table-cell office:value-type="float" office:value="52" table:style-name="ce5">
            <text:p>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4:.R54])=4;1;&quot;&quot;)" table:style-name="ce8"/>
          <table:table-cell office:value-type="float" office:value="53" table:style-name="ce5">
            <text:p>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5:.R55])=4;1;&quot;&quot;)" table:style-name="ce8"/>
          <table:table-cell office:value-type="float" office:value="54" table:style-name="ce5">
            <text:p>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6:.R56])=4;1;&quot;&quot;)" table:style-name="ce8"/>
          <table:table-cell office:value-type="float" office:value="55" table:style-name="ce5">
            <text:p>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7:.R57])=4;1;&quot;&quot;)" table:style-name="ce8"/>
          <table:table-cell office:value-type="float" office:value="56" table:style-name="ce5">
            <text:p>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8:.R58])=4;1;&quot;&quot;)" table:style-name="ce8"/>
          <table:table-cell office:value-type="float" office:value="57" table:style-name="ce5">
            <text:p>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59:.R59])=4;1;&quot;&quot;)" table:style-name="ce8"/>
          <table:table-cell office:value-type="float" office:value="58" table:style-name="ce5">
            <text:p>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60:.R60])=4;1;&quot;&quot;)" table:style-name="ce8"/>
          <table:table-cell office:value-type="float" office:value="59" table:style-name="ce5">
            <text:p>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SUM([.G61:.R61])=4;1;&quot;&quot;)" table:style-name="ce8"/>
          <table:table-cell office:value-type="float" office:value="60" table:style-name="ce5">
            <text:p>60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title/>
    <dc:description/>
    <dc:subject/>
    <meta:initial-creator>HP</meta:initial-creator>
    <dc:creator>Алексей Родионов</dc:creator>
    <meta:creation-date>2022-07-26T06:42:39Z</meta:creation-date>
    <dc:date>2024-01-17T13:41:37Z</dc:date>
    <meta:template xlink:href="" xlink:type="simple"/>
    <meta:editing-cycles>1</meta:editing-cycles>
    <meta:editing-duration>PT60S</meta:editing-duration>
  </office:meta>
</office:document-meta>
</file>